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4pt" officeooo:paragraph-rsid="0013d4ad" style:font-size-asian="38.5pt" style:font-size-complex="44pt"/>
    </style:style>
    <style:style style:name="P2" style:family="paragraph" style:parent-style-name="Standard">
      <style:paragraph-properties fo:text-align="start" style:justify-single-word="false"/>
      <style:text-properties fo:font-size="36pt" officeooo:rsid="00155792" officeooo:paragraph-rsid="00155792" fo:background-color="#ffffff" style:font-size-asian="31.5pt" style:font-size-complex="3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33" loext:char-shading-value="0"/>
    </style:style>
    <style:style style:name="T3" style:family="text">
      <style:text-properties officeooo:rsid="0013d4ad" fo:background-color="#ff3333" loext:char-shading-value="0"/>
    </style:style>
    <style:style style:name="T4" style:family="text">
      <style:text-properties officeooo:rsid="00155792" fo:background-color="#ff3333" loext:char-shading-value="0"/>
    </style:style>
    <style:style style:name="T5" style:family="text">
      <style:text-properties officeooo:rsid="00168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<text:span text:style-name="T1"><text:s/></text:span><text:span text:style-name="T2"><text:s/></text:span><text:span text:style-name="T3">A viag</text:span><text:span text:style-name="T4">em</text:span></text:p>
      <text:p text:style-name="P2">Uma vez fui minha família decidiu fazer uma viagem para o pantanal.</text:p>
      <text:p text:style-name="P2">No começo tava <text:span text:style-name="T5">tudo</text:span> de <text:s/>boa toda a parada era<text:span text:style-name="T5"> para</text:span> <text:span text:style-name="T5">comer, ai tava um calor infernal minha mãe tinha um borrifador de agua <text:s/>e eu e minha prima atras e cada hora ela jogava agua em nos (porque o carro não tinha ar condicionad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21:40.611089021</meta:creation-date>
    <dc:date>2022-09-13T14:34:47.771679291</dc:date>
    <meta:editing-duration>PT14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59" meta:character-count="314" meta:non-whitespace-character-count="242"/>
  </office:meta>
</office:document-meta>
</file>